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7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8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31/10/21</text:p>
          </table:table-cell>
          <table:table-cell office:value-type="string" calcext:value-type="string">
            <text:p>BTP Games App Dev and Documentation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0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4">Kivy-iOS – Python 3.8 + Pillow - </text:span><text:span text:style-name="T4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2" table:formula="of:=SUM([.A2:.A77])" office:value-type="float" office:value="158" calcext:value-type="float">
            <text:p>158</text:p>
          </table:table-cell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number-columns-repeated="1021"/>
        </table:table-row>
        <table:table-row table:style-name="ro1">
          <table:table-cell table:style-name="ce23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0:18:33.95202487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_32_017_20_p3" style:display-name="2017 p3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31T20:19:34.955726004</dc:date>
    <meta:creation-date>2014-12-14T08:12:00Z</meta:creation-date>
    <meta:editing-cycles>606</meta:editing-cycles>
    <meta:editing-duration>PT23H59M23S</meta:editing-duration>
    <meta:generator>LibreOffice/7.2.0.4$Linux_X86_64 LibreOffice_project/9a9c6381e3f7a62afc1329bd359cc48accb6435b</meta:generator>
    <meta:document-statistic meta:table-count="11" meta:cell-count="1817" meta:object-count="0"/>
  </office:meta>
</office:document-meta>
</file>